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31.61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7.25mm"/>
    </style:style>
    <style:style style:name="co15" style:family="table-column">
      <style:table-column-properties fo:break-before="auto" style:column-width="36.62mm"/>
    </style:style>
    <style:style style:name="co16" style:family="table-column">
      <style:table-column-properties fo:break-before="auto" style:column-width="36.34mm"/>
    </style:style>
    <style:style style:name="co17" style:family="table-column">
      <style:table-column-properties fo:break-before="auto" style:column-width="33.02mm"/>
    </style:style>
    <style:style style:name="co18" style:family="table-column">
      <style:table-column-properties fo:break-before="auto" style:column-width="26.16mm"/>
    </style:style>
    <style:style style:name="co19" style:family="table-column">
      <style:table-column-properties fo:break-before="auto" style:column-width="22.4mm"/>
    </style:style>
    <style:style style:name="co20" style:family="table-column">
      <style:table-column-properties fo:break-before="auto" style:column-width="19mm"/>
    </style:style>
    <style:style style:name="co21" style:family="table-column">
      <style:table-column-properties fo:break-before="auto" style:column-width="22.0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35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41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3" style:family="table-cell" style:parent-style-name="Default" style:data-style-name="N117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 CE" fo:font-size="13pt" fo:font-style="normal" fo:text-shadow="none" style:text-underline-style="none" fo:font-weight="normal" style:font-size-asian="13pt" style:font-style-asian="normal" style:font-weight-asian="normal" style:font-name-complex="Arial CE" style:font-size-complex="13pt" style:font-style-complex="normal" style:font-weight-complex="normal"/>
    </style:style>
    <style:style style:name="ce54" style:family="table-cell" style:parent-style-name="Default" style:data-style-name="N117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 CE" fo:font-size="13pt" fo:font-style="normal" fo:text-shadow="none" style:text-underline-style="none" fo:font-weight="normal" style:font-size-asian="13pt" style:font-style-asian="normal" style:font-weight-asian="normal" style:font-name-complex="Arial CE" style:font-size-complex="13pt" style:font-style-complex="normal" style:font-weight-complex="normal"/>
    </style:style>
    <style:style style:name="ce56" style:family="table-cell" style:parent-style-name="Default" style:data-style-name="N104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e0efd4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8" style:family="table-cell" style:parent-style-name="Default">
      <style:table-cell-properties fo:background-color="#e0efd4" fo:border="0.74pt solid #000000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1" style:family="table-cell" style:parent-style-name="Default" style:data-style-name="N116">
      <style:table-cell-properties style:glyph-orientation-vertical="0" fo:background-color="#e0efd4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62" style:family="table-cell" style:parent-style-name="Default" style:data-style-name="N104">
      <style:table-cell-properties fo:background-color="#e0efd4" fo:border="0.74pt solid #000000"/>
    </style:style>
    <style:style style:name="ce63" style:family="table-cell" style:parent-style-name="Default" style:data-style-name="N104"/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T1" style:family="text">
      <style:text-properties fo:font-weight="normal" style:font-weight-asian="normal" style:font-weight-complex="normal" fo:font-size="13pt" style:font-size-asian="13pt" style:font-size-complex="13pt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J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K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6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ce2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number-columns-repeated="1006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3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12-24" calcext:value-type="date">
            <text:p>24.12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 table:formula="of:=DATEDIF([.F2];[.$M$2];&quot;d&quot;)" office:value-type="float" office:value="11831" calcext:value-type="float">
            <text:p>11831</text:p>
          </table:table-cell>
          <table:table-cell table:style-name="ce41" table:formula="of:=IF(AND([.J2]&gt;8000;[.J2]&lt;9500);30%;IF([.J2]&gt;9500;45%; ))" office:value-type="percentage" office:value="0.45" calcext:value-type="percentage">
            <text:p>45,00%</text:p>
          </table:table-cell>
          <table:table-cell table:style-name="ce16"/>
          <table:table-cell table:style-name="ce45" table:formula="of:=TODAY()" office:value-type="date" office:date-value="2019-05-16" calcext:value-type="date">
            <text:p>16.05.2019</text:p>
          </table:table-cell>
          <table:table-cell table:number-columns-repeated="101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5-07-05" calcext:value-type="date">
            <text:p>5.07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 table:formula="of:=DATEDIF([.F3];[.$M$2];&quot;d&quot;)" office:value-type="float" office:value="12368" calcext:value-type="float">
            <text:p>12368</text:p>
          </table:table-cell>
          <table:table-cell table:style-name="ce41" table:formula="of:=IF(AND([.J3]&gt;8000;[.J3]&lt;9500);30%;IF([.J3]&gt;9500;45%; ))" office:value-type="percentage" office:value="0.45" calcext:value-type="percentage">
            <text:p>45,00%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0-07-26" calcext:value-type="date">
            <text:p>26.07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 table:formula="of:=DATEDIF([.F4];[.$M$2];&quot;d&quot;)" office:value-type="float" office:value="10521" calcext:value-type="float">
            <text:p>10521</text:p>
          </table:table-cell>
          <table:table-cell table:style-name="ce41" table:formula="of:=IF(AND([.J4]&gt;8000;[.J4]&lt;9500);30%;IF([.J4]&gt;9500;45%; ))" office:value-type="percentage" office:value="0.45" calcext:value-type="percentage">
            <text:p>45,00%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8-06-07" calcext:value-type="date">
            <text:p>7.06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 table:formula="of:=DATEDIF([.F5];[.$M$2];&quot;d&quot;)" office:value-type="float" office:value="11300" calcext:value-type="float">
            <text:p>11300</text:p>
          </table:table-cell>
          <table:table-cell table:style-name="ce41" table:formula="of:=IF(AND([.J5]&gt;8000;[.J5]&lt;9500);30%;IF([.J5]&gt;9500;45%; ))" office:value-type="percentage" office:value="0.45" calcext:value-type="percentage">
            <text:p>45,00%</text:p>
          </table:table-cell>
          <table:table-cell table:style-name="ce17"/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3-07-12" calcext:value-type="date">
            <text:p>12.07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 table:formula="of:=DATEDIF([.F6];[.$M$2];&quot;d&quot;)" office:value-type="float" office:value="13092" calcext:value-type="float">
            <text:p>13092</text:p>
          </table:table-cell>
          <table:table-cell table:style-name="ce41" table:formula="of:=IF(AND([.J6]&gt;8000;[.J6]&lt;9500);30%;IF([.J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7-06-05" calcext:value-type="date">
            <text:p>5.06.19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 table:formula="of:=DATEDIF([.F7];[.$M$2];&quot;d&quot;)" office:value-type="float" office:value="11668" calcext:value-type="float">
            <text:p>11668</text:p>
          </table:table-cell>
          <table:table-cell table:style-name="ce41" table:formula="of:=IF(AND([.J7]&gt;8000;[.J7]&lt;9500);30%;IF([.J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02-26" calcext:value-type="date">
            <text:p>26.02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 table:formula="of:=DATEDIF([.F8];[.$M$2];&quot;d&quot;)" office:value-type="float" office:value="11036" calcext:value-type="float">
            <text:p>11036</text:p>
          </table:table-cell>
          <table:table-cell table:style-name="ce41" table:formula="of:=IF(AND([.J8]&gt;8000;[.J8]&lt;9500);30%;IF([.J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3-04-15" calcext:value-type="date">
            <text:p>15.04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 table:formula="of:=DATEDIF([.F9];[.$M$2];&quot;d&quot;)" office:value-type="float" office:value="13180" calcext:value-type="float">
            <text:p>13180</text:p>
          </table:table-cell>
          <table:table-cell table:style-name="ce41" table:formula="of:=IF(AND([.J9]&gt;8000;[.J9]&lt;9500);30%;IF([.J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0-02-01" calcext:value-type="date">
            <text:p>1.02.19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 table:formula="of:=DATEDIF([.F10];[.$M$2];&quot;d&quot;)" office:value-type="float" office:value="10696" calcext:value-type="float">
            <text:p>10696</text:p>
          </table:table-cell>
          <table:table-cell table:style-name="ce41" table:formula="of:=IF(AND([.J10]&gt;8000;[.J10]&lt;9500);30%;IF([.J1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0-12-30" calcext:value-type="date">
            <text:p>30.12.19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 table:formula="of:=DATEDIF([.F11];[.$M$2];&quot;d&quot;)" office:value-type="float" office:value="10364" calcext:value-type="float">
            <text:p>10364</text:p>
          </table:table-cell>
          <table:table-cell table:style-name="ce41" table:formula="of:=IF(AND([.J11]&gt;8000;[.J11]&lt;9500);30%;IF([.J1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4-08-08" calcext:value-type="date">
            <text:p>8.08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 table:formula="of:=DATEDIF([.F12];[.$M$2];&quot;d&quot;)" office:value-type="float" office:value="12699" calcext:value-type="float">
            <text:p>12699</text:p>
          </table:table-cell>
          <table:table-cell table:style-name="ce41" table:formula="of:=IF(AND([.J12]&gt;8000;[.J12]&lt;9500);30%;IF([.J1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0-04-05" calcext:value-type="date">
            <text:p>5.04.19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 table:formula="of:=DATEDIF([.F13];[.$M$2];&quot;d&quot;)" office:value-type="float" office:value="10633" calcext:value-type="float">
            <text:p>10633</text:p>
          </table:table-cell>
          <table:table-cell table:style-name="ce41" table:formula="of:=IF(AND([.J13]&gt;8000;[.J13]&lt;9500);30%;IF([.J1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5-01-25" calcext:value-type="date">
            <text:p>25.01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 table:formula="of:=DATEDIF([.F14];[.$M$2];&quot;d&quot;)" office:value-type="float" office:value="12529" calcext:value-type="float">
            <text:p>12529</text:p>
          </table:table-cell>
          <table:table-cell table:style-name="ce41" table:formula="of:=IF(AND([.J14]&gt;8000;[.J14]&lt;9500);30%;IF([.J1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8-05-12" calcext:value-type="date">
            <text:p>12.05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 table:formula="of:=DATEDIF([.F15];[.$M$2];&quot;d&quot;)" office:value-type="float" office:value="11326" calcext:value-type="float">
            <text:p>11326</text:p>
          </table:table-cell>
          <table:table-cell table:style-name="ce41" table:formula="of:=IF(AND([.J15]&gt;8000;[.J15]&lt;9500);30%;IF([.J1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06-10" calcext:value-type="date">
            <text:p>10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 table:formula="of:=DATEDIF([.F16];[.$M$2];&quot;d&quot;)" office:value-type="float" office:value="11663" calcext:value-type="float">
            <text:p>11663</text:p>
          </table:table-cell>
          <table:table-cell table:style-name="ce41" table:formula="of:=IF(AND([.J16]&gt;8000;[.J16]&lt;9500);30%;IF([.J1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10-11" calcext:value-type="date">
            <text:p>11.10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 table:formula="of:=DATEDIF([.F17];[.$M$2];&quot;d&quot;)" office:value-type="float" office:value="11905" calcext:value-type="float">
            <text:p>11905</text:p>
          </table:table-cell>
          <table:table-cell table:style-name="ce41" table:formula="of:=IF(AND([.J17]&gt;8000;[.J17]&lt;9500);30%;IF([.J1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5-05-07" calcext:value-type="date">
            <text:p>7.05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 table:formula="of:=DATEDIF([.F18];[.$M$2];&quot;d&quot;)" office:value-type="float" office:value="12427" calcext:value-type="float">
            <text:p>12427</text:p>
          </table:table-cell>
          <table:table-cell table:style-name="ce41" table:formula="of:=IF(AND([.J18]&gt;8000;[.J18]&lt;9500);30%;IF([.J1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7-12-19" calcext:value-type="date">
            <text:p>19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 table:formula="of:=DATEDIF([.F19];[.$M$2];&quot;d&quot;)" office:value-type="float" office:value="11471" calcext:value-type="float">
            <text:p>11471</text:p>
          </table:table-cell>
          <table:table-cell table:style-name="ce41" table:formula="of:=IF(AND([.J19]&gt;8000;[.J19]&lt;9500);30%;IF([.J1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06-23" calcext:value-type="date">
            <text:p>23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 table:formula="of:=DATEDIF([.F20];[.$M$2];&quot;d&quot;)" office:value-type="float" office:value="11650" calcext:value-type="float">
            <text:p>11650</text:p>
          </table:table-cell>
          <table:table-cell table:style-name="ce41" table:formula="of:=IF(AND([.J20]&gt;8000;[.J20]&lt;9500);30%;IF([.J2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07-21" calcext:value-type="date">
            <text:p>21.07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 table:formula="of:=DATEDIF([.F21];[.$M$2];&quot;d&quot;)" office:value-type="float" office:value="11987" calcext:value-type="float">
            <text:p>11987</text:p>
          </table:table-cell>
          <table:table-cell table:style-name="ce41" table:formula="of:=IF(AND([.J21]&gt;8000;[.J21]&lt;9500);30%;IF([.J2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4-02-17" calcext:value-type="date">
            <text:p>17.02.19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 table:formula="of:=DATEDIF([.F22];[.$M$2];&quot;d&quot;)" office:value-type="float" office:value="12872" calcext:value-type="float">
            <text:p>12872</text:p>
          </table:table-cell>
          <table:table-cell table:style-name="ce41" table:formula="of:=IF(AND([.J22]&gt;8000;[.J22]&lt;9500);30%;IF([.J2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02-02" calcext:value-type="date">
            <text:p>2.02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 table:formula="of:=DATEDIF([.F23];[.$M$2];&quot;d&quot;)" office:value-type="float" office:value="12887" calcext:value-type="float">
            <text:p>12887</text:p>
          </table:table-cell>
          <table:table-cell table:style-name="ce41" table:formula="of:=IF(AND([.J23]&gt;8000;[.J23]&lt;9500);30%;IF([.J2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1-03-08" calcext:value-type="date">
            <text:p>8.03.19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 table:formula="of:=DATEDIF([.F24];[.$M$2];&quot;d&quot;)" office:value-type="float" office:value="13948" calcext:value-type="float">
            <text:p>13948</text:p>
          </table:table-cell>
          <table:table-cell table:style-name="ce41" table:formula="of:=IF(AND([.J24]&gt;8000;[.J24]&lt;9500);30%;IF([.J2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4-08" calcext:value-type="date">
            <text:p>8.04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 table:formula="of:=DATEDIF([.F25];[.$M$2];&quot;d&quot;)" office:value-type="float" office:value="12821" calcext:value-type="float">
            <text:p>12821</text:p>
          </table:table-cell>
          <table:table-cell table:style-name="ce41" table:formula="of:=IF(AND([.J25]&gt;8000;[.J25]&lt;9500);30%;IF([.J2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9-11-15" calcext:value-type="date">
            <text:p>15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 table:formula="of:=DATEDIF([.F26];[.$M$2];&quot;d&quot;)" office:value-type="float" office:value="10774" calcext:value-type="float">
            <text:p>10774</text:p>
          </table:table-cell>
          <table:table-cell table:style-name="ce41" table:formula="of:=IF(AND([.J26]&gt;8000;[.J26]&lt;9500);30%;IF([.J26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1-08-04" calcext:value-type="date">
            <text:p>4.08.19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 table:formula="of:=DATEDIF([.F27];[.$M$2];&quot;d&quot;)" office:value-type="float" office:value="10147" calcext:value-type="float">
            <text:p>10147</text:p>
          </table:table-cell>
          <table:table-cell table:style-name="ce41" table:formula="of:=IF(AND([.J27]&gt;8000;[.J27]&lt;9500);30%;IF([.J27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5-11-08" calcext:value-type="date">
            <text:p>8.11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 table:formula="of:=DATEDIF([.F28];[.$M$2];&quot;d&quot;)" office:value-type="float" office:value="12242" calcext:value-type="float">
            <text:p>12242</text:p>
          </table:table-cell>
          <table:table-cell table:style-name="ce41" table:formula="of:=IF(AND([.J28]&gt;8000;[.J28]&lt;9500);30%;IF([.J28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3-09-18" calcext:value-type="date">
            <text:p>18.09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 table:formula="of:=DATEDIF([.F29];[.$M$2];&quot;d&quot;)" office:value-type="float" office:value="13024" calcext:value-type="float">
            <text:p>13024</text:p>
          </table:table-cell>
          <table:table-cell table:style-name="ce41" table:formula="of:=IF(AND([.J29]&gt;8000;[.J29]&lt;9500);30%;IF([.J29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08-17" calcext:value-type="date">
            <text:p>17.08.19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 table:formula="of:=DATEDIF([.F30];[.$M$2];&quot;d&quot;)" office:value-type="float" office:value="12690" calcext:value-type="float">
            <text:p>12690</text:p>
          </table:table-cell>
          <table:table-cell table:style-name="ce41" table:formula="of:=IF(AND([.J30]&gt;8000;[.J30]&lt;9500);30%;IF([.J30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8-23" calcext:value-type="date">
            <text:p>23.08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11" table:formula="of:=DATEDIF([.F31];[.$M$2];&quot;d&quot;)" office:value-type="float" office:value="12684" calcext:value-type="float">
            <text:p>12684</text:p>
          </table:table-cell>
          <table:table-cell table:style-name="ce41" table:formula="of:=IF(AND([.J31]&gt;8000;[.J31]&lt;9500);30%;IF([.J31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9-12-13" calcext:value-type="date">
            <text:p>13.12.19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11" table:formula="of:=DATEDIF([.F32];[.$M$2];&quot;d&quot;)" office:value-type="float" office:value="10746" calcext:value-type="float">
            <text:p>10746</text:p>
          </table:table-cell>
          <table:table-cell table:style-name="ce41" table:formula="of:=IF(AND([.J32]&gt;8000;[.J32]&lt;9500);30%;IF([.J32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1-02-05" calcext:value-type="date">
            <text:p>5.02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11" table:formula="of:=DATEDIF([.F33];[.$M$2];&quot;d&quot;)" office:value-type="float" office:value="10327" calcext:value-type="float">
            <text:p>10327</text:p>
          </table:table-cell>
          <table:table-cell table:style-name="ce41" table:formula="of:=IF(AND([.J33]&gt;8000;[.J33]&lt;9500);30%;IF([.J33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0-08-12" calcext:value-type="date">
            <text:p>12.08.19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11" table:formula="of:=DATEDIF([.F34];[.$M$2];&quot;d&quot;)" office:value-type="float" office:value="10504" calcext:value-type="float">
            <text:p>10504</text:p>
          </table:table-cell>
          <table:table-cell table:style-name="ce41" table:formula="of:=IF(AND([.J34]&gt;8000;[.J34]&lt;9500);30%;IF([.J34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8-11-05" calcext:value-type="date">
            <text:p>5.11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11" table:formula="of:=DATEDIF([.F35];[.$M$2];&quot;d&quot;)" office:value-type="float" office:value="11149" calcext:value-type="float">
            <text:p>11149</text:p>
          </table:table-cell>
          <table:table-cell table:style-name="ce41" table:formula="of:=IF(AND([.J35]&gt;8000;[.J35]&lt;9500);30%;IF([.J35]&gt;9500;45%; ))" office:value-type="percentage" office:value="0.45" calcext:value-type="percentage">
            <text:p>45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11-25" calcext:value-type="date">
            <text:p>25.11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11" table:formula="of:=DATEDIF([.F36];[.$M$2];&quot;d&quot;)" office:value-type="float" office:value="11495" calcext:value-type="float">
            <text:p>11495</text:p>
          </table:table-cell>
          <table:table-cell table:style-name="ce41" table:formula="of:=IF(AND([.J36]&gt;8000;[.J36]&lt;9500);30%;IF([.J36]&gt;9500;45%; ))" office:value-type="percentage" office:value="0.45" calcext:value-type="percentage">
            <text:p>45,00%</text:p>
          </table:table-cell>
          <table:table-cell table:style-name="ce16"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05-31" calcext:value-type="date">
            <text:p>31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11" table:formula="of:=DATEDIF([.F37];[.$M$2];&quot;d&quot;)" office:value-type="float" office:value="12038" calcext:value-type="float">
            <text:p>12038</text:p>
          </table:table-cell>
          <table:table-cell table:style-name="ce41" table:formula="of:=IF(AND([.J37]&gt;8000;[.J37]&lt;9500);30%;IF([.J3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09-09" calcext:value-type="date">
            <text:p>9.09.19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11" table:formula="of:=DATEDIF([.F38];[.$M$2];&quot;d&quot;)" office:value-type="float" office:value="11572" calcext:value-type="float">
            <text:p>11572</text:p>
          </table:table-cell>
          <table:table-cell table:style-name="ce41" table:formula="of:=IF(AND([.J38]&gt;8000;[.J38]&lt;9500);30%;IF([.J3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3-06-17" calcext:value-type="date">
            <text:p>17.06.19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11" table:formula="of:=DATEDIF([.F39];[.$M$2];&quot;d&quot;)" office:value-type="float" office:value="13117" calcext:value-type="float">
            <text:p>13117</text:p>
          </table:table-cell>
          <table:table-cell table:style-name="ce41" table:formula="of:=IF(AND([.J39]&gt;8000;[.J39]&lt;9500);30%;IF([.J3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9-08-15" calcext:value-type="date">
            <text:p>15.08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11" table:formula="of:=DATEDIF([.F40];[.$M$2];&quot;d&quot;)" office:value-type="float" office:value="10866" calcext:value-type="float">
            <text:p>10866</text:p>
          </table:table-cell>
          <table:table-cell table:style-name="ce41" table:formula="of:=IF(AND([.J40]&gt;8000;[.J40]&lt;9500);30%;IF([.J4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11-04" calcext:value-type="date">
            <text:p>4.11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11" table:formula="of:=DATEDIF([.F41];[.$M$2];&quot;d&quot;)" office:value-type="float" office:value="11516" calcext:value-type="float">
            <text:p>11516</text:p>
          </table:table-cell>
          <table:table-cell table:style-name="ce41" table:formula="of:=IF(AND([.J41]&gt;8000;[.J41]&lt;9500);30%;IF([.J4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5-19" calcext:value-type="date">
            <text:p>19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11" table:formula="of:=DATEDIF([.F42];[.$M$2];&quot;d&quot;)" office:value-type="float" office:value="12050" calcext:value-type="float">
            <text:p>12050</text:p>
          </table:table-cell>
          <table:table-cell table:style-name="ce41" table:formula="of:=IF(AND([.J42]&gt;8000;[.J42]&lt;9500);30%;IF([.J4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2-01-12" calcext:value-type="date">
            <text:p>12.01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11" table:formula="of:=DATEDIF([.F43];[.$M$2];&quot;d&quot;)" office:value-type="float" office:value="13638" calcext:value-type="float">
            <text:p>13638</text:p>
          </table:table-cell>
          <table:table-cell table:style-name="ce41" table:formula="of:=IF(AND([.J43]&gt;8000;[.J43]&lt;9500);30%;IF([.J4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3-23" calcext:value-type="date">
            <text:p>23.03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style-name="ce11" table:formula="of:=DATEDIF([.F44];[.$M$2];&quot;d&quot;)" office:value-type="float" office:value="12107" calcext:value-type="float">
            <text:p>12107</text:p>
          </table:table-cell>
          <table:table-cell table:style-name="ce41" table:formula="of:=IF(AND([.J44]&gt;8000;[.J44]&lt;9500);30%;IF([.J4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12-05" calcext:value-type="date">
            <text:p>5.12.19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style-name="ce11" table:formula="of:=DATEDIF([.F45];[.$M$2];&quot;d&quot;)" office:value-type="float" office:value="11850" calcext:value-type="float">
            <text:p>11850</text:p>
          </table:table-cell>
          <table:table-cell table:style-name="ce41" table:formula="of:=IF(AND([.J45]&gt;8000;[.J45]&lt;9500);30%;IF([.J4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10-08" calcext:value-type="date">
            <text:p>8.10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style-name="ce11" table:formula="of:=DATEDIF([.F46];[.$M$2];&quot;d&quot;)" office:value-type="float" office:value="12638" calcext:value-type="float">
            <text:p>12638</text:p>
          </table:table-cell>
          <table:table-cell table:style-name="ce41" table:formula="of:=IF(AND([.J46]&gt;8000;[.J46]&lt;9500);30%;IF([.J4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8-12-30" calcext:value-type="date">
            <text:p>30.12.19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style-name="ce11" table:formula="of:=DATEDIF([.F47];[.$M$2];&quot;d&quot;)" office:value-type="float" office:value="11094" calcext:value-type="float">
            <text:p>11094</text:p>
          </table:table-cell>
          <table:table-cell table:style-name="ce41" table:formula="of:=IF(AND([.J47]&gt;8000;[.J47]&lt;9500);30%;IF([.J4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04-06" calcext:value-type="date">
            <text:p>6.04.19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style-name="ce11" table:formula="of:=DATEDIF([.F48];[.$M$2];&quot;d&quot;)" office:value-type="float" office:value="12093" calcext:value-type="float">
            <text:p>12093</text:p>
          </table:table-cell>
          <table:table-cell table:style-name="ce41" table:formula="of:=IF(AND([.J48]&gt;8000;[.J48]&lt;9500);30%;IF([.J4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7-05-26" calcext:value-type="date">
            <text:p>26.05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style-name="ce11" table:formula="of:=DATEDIF([.F49];[.$M$2];&quot;d&quot;)" office:value-type="float" office:value="11678" calcext:value-type="float">
            <text:p>11678</text:p>
          </table:table-cell>
          <table:table-cell table:style-name="ce41" table:formula="of:=IF(AND([.J49]&gt;8000;[.J49]&lt;9500);30%;IF([.J4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12-03" calcext:value-type="date">
            <text:p>3.12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style-name="ce11" table:formula="of:=DATEDIF([.F50];[.$M$2];&quot;d&quot;)" office:value-type="float" office:value="11487" calcext:value-type="float">
            <text:p>11487</text:p>
          </table:table-cell>
          <table:table-cell table:style-name="ce41" table:formula="of:=IF(AND([.J50]&gt;8000;[.J50]&lt;9500);30%;IF([.J5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style-name="ce11" table:formula="of:=DATEDIF([.F51];[.$M$2];&quot;d&quot;)" office:value-type="float" office:value="11911" calcext:value-type="float">
            <text:p>11911</text:p>
          </table:table-cell>
          <table:table-cell table:style-name="ce41" table:formula="of:=IF(AND([.J51]&gt;8000;[.J51]&lt;9500);30%;IF([.J5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4-04-12" calcext:value-type="date">
            <text:p>12.04.19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style-name="ce11" table:formula="of:=DATEDIF([.F52];[.$M$2];&quot;d&quot;)" office:value-type="float" office:value="12817" calcext:value-type="float">
            <text:p>12817</text:p>
          </table:table-cell>
          <table:table-cell table:style-name="ce41" table:formula="of:=IF(AND([.J52]&gt;8000;[.J52]&lt;9500);30%;IF([.J5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10-28" calcext:value-type="date">
            <text:p>28.10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style-name="ce11" table:formula="of:=DATEDIF([.F53];[.$M$2];&quot;d&quot;)" office:value-type="float" office:value="11523" calcext:value-type="float">
            <text:p>11523</text:p>
          </table:table-cell>
          <table:table-cell table:style-name="ce41" table:formula="of:=IF(AND([.J53]&gt;8000;[.J53]&lt;9500);30%;IF([.J5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1-15" calcext:value-type="date">
            <text:p>15.01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style-name="ce11" table:formula="of:=DATEDIF([.F54];[.$M$2];&quot;d&quot;)" office:value-type="float" office:value="12174" calcext:value-type="float">
            <text:p>12174</text:p>
          </table:table-cell>
          <table:table-cell table:style-name="ce41" table:formula="of:=IF(AND([.J54]&gt;8000;[.J54]&lt;9500);30%;IF([.J5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10-10" calcext:value-type="date">
            <text:p>10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style-name="ce11" table:formula="of:=DATEDIF([.F55];[.$M$2];&quot;d&quot;)" office:value-type="float" office:value="11906" calcext:value-type="float">
            <text:p>11906</text:p>
          </table:table-cell>
          <table:table-cell table:style-name="ce41" table:formula="of:=IF(AND([.J55]&gt;8000;[.J55]&lt;9500);30%;IF([.J5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8-06-07" calcext:value-type="date">
            <text:p>7.06.19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style-name="ce11" table:formula="of:=DATEDIF([.F56];[.$M$2];&quot;d&quot;)" office:value-type="float" office:value="11300" calcext:value-type="float">
            <text:p>11300</text:p>
          </table:table-cell>
          <table:table-cell table:style-name="ce41" table:formula="of:=IF(AND([.J56]&gt;8000;[.J56]&lt;9500);30%;IF([.J5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1-01-23" calcext:value-type="date">
            <text:p>23.01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style-name="ce11" table:formula="of:=DATEDIF([.F57];[.$M$2];&quot;d&quot;)" office:value-type="float" office:value="10340" calcext:value-type="float">
            <text:p>10340</text:p>
          </table:table-cell>
          <table:table-cell table:style-name="ce41" table:formula="of:=IF(AND([.J57]&gt;8000;[.J57]&lt;9500);30%;IF([.J5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1-08-14" calcext:value-type="date">
            <text:p>14.08.19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style-name="ce11" table:formula="of:=DATEDIF([.F58];[.$M$2];&quot;d&quot;)" office:value-type="float" office:value="13789" calcext:value-type="float">
            <text:p>13789</text:p>
          </table:table-cell>
          <table:table-cell table:style-name="ce41" table:formula="of:=IF(AND([.J58]&gt;8000;[.J58]&lt;9500);30%;IF([.J5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9-11-23" calcext:value-type="date">
            <text:p>23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style-name="ce11" table:formula="of:=DATEDIF([.F59];[.$M$2];&quot;d&quot;)" office:value-type="float" office:value="10766" calcext:value-type="float">
            <text:p>10766</text:p>
          </table:table-cell>
          <table:table-cell table:style-name="ce41" table:formula="of:=IF(AND([.J59]&gt;8000;[.J59]&lt;9500);30%;IF([.J5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01-12" calcext:value-type="date">
            <text:p>12.01.19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style-name="ce11" table:formula="of:=DATEDIF([.F60];[.$M$2];&quot;d&quot;)" office:value-type="float" office:value="11812" calcext:value-type="float">
            <text:p>11812</text:p>
          </table:table-cell>
          <table:table-cell table:style-name="ce41" table:formula="of:=IF(AND([.J60]&gt;8000;[.J60]&lt;9500);30%;IF([.J6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06-17" calcext:value-type="date">
            <text:p>17.06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style-name="ce11" table:formula="of:=DATEDIF([.F61];[.$M$2];&quot;d&quot;)" office:value-type="float" office:value="12021" calcext:value-type="float">
            <text:p>12021</text:p>
          </table:table-cell>
          <table:table-cell table:style-name="ce41" table:formula="of:=IF(AND([.J61]&gt;8000;[.J61]&lt;9500);30%;IF([.J6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7-05-29" calcext:value-type="date">
            <text:p>29.05.19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style-name="ce11" table:formula="of:=DATEDIF([.F62];[.$M$2];&quot;d&quot;)" office:value-type="float" office:value="11675" calcext:value-type="float">
            <text:p>11675</text:p>
          </table:table-cell>
          <table:table-cell table:style-name="ce41" table:formula="of:=IF(AND([.J62]&gt;8000;[.J62]&lt;9500);30%;IF([.J6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04-27" calcext:value-type="date">
            <text:p>27.04.19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style-name="ce11" table:formula="of:=DATEDIF([.F63];[.$M$2];&quot;d&quot;)" office:value-type="float" office:value="10976" calcext:value-type="float">
            <text:p>10976</text:p>
          </table:table-cell>
          <table:table-cell table:style-name="ce41" table:formula="of:=IF(AND([.J63]&gt;8000;[.J63]&lt;9500);30%;IF([.J6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2-07-07" calcext:value-type="date">
            <text:p>7.07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style-name="ce11" table:formula="of:=DATEDIF([.F64];[.$M$2];&quot;d&quot;)" office:value-type="float" office:value="13462" calcext:value-type="float">
            <text:p>13462</text:p>
          </table:table-cell>
          <table:table-cell table:style-name="ce41" table:formula="of:=IF(AND([.J64]&gt;8000;[.J64]&lt;9500);30%;IF([.J6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8-11-23" calcext:value-type="date">
            <text:p>23.11.19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style-name="ce11" table:formula="of:=DATEDIF([.F65];[.$M$2];&quot;d&quot;)" office:value-type="float" office:value="11131" calcext:value-type="float">
            <text:p>11131</text:p>
          </table:table-cell>
          <table:table-cell table:style-name="ce41" table:formula="of:=IF(AND([.J65]&gt;8000;[.J65]&lt;9500);30%;IF([.J6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2-01" calcext:value-type="date">
            <text:p>1.02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style-name="ce11" table:formula="of:=DATEDIF([.F66];[.$M$2];&quot;d&quot;)" office:value-type="float" office:value="12157" calcext:value-type="float">
            <text:p>12157</text:p>
          </table:table-cell>
          <table:table-cell table:style-name="ce41" table:formula="of:=IF(AND([.J66]&gt;8000;[.J66]&lt;9500);30%;IF([.J6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3-27" calcext:value-type="date">
            <text:p>27.03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style-name="ce11" table:formula="of:=DATEDIF([.F67];[.$M$2];&quot;d&quot;)" office:value-type="float" office:value="12833" calcext:value-type="float">
            <text:p>12833</text:p>
          </table:table-cell>
          <table:table-cell table:style-name="ce41" table:formula="of:=IF(AND([.J67]&gt;8000;[.J67]&lt;9500);30%;IF([.J6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7-12-07" calcext:value-type="date">
            <text:p>7.12.19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style-name="ce11" table:formula="of:=DATEDIF([.F68];[.$M$2];&quot;d&quot;)" office:value-type="float" office:value="11483" calcext:value-type="float">
            <text:p>11483</text:p>
          </table:table-cell>
          <table:table-cell table:style-name="ce41" table:formula="of:=IF(AND([.J68]&gt;8000;[.J68]&lt;9500);30%;IF([.J6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10-14" calcext:value-type="date">
            <text:p>14.10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style-name="ce11" table:formula="of:=DATEDIF([.F69];[.$M$2];&quot;d&quot;)" office:value-type="float" office:value="10806" calcext:value-type="float">
            <text:p>10806</text:p>
          </table:table-cell>
          <table:table-cell table:style-name="ce41" table:formula="of:=IF(AND([.J69]&gt;8000;[.J69]&lt;9500);30%;IF([.J6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1-03-14" calcext:value-type="date">
            <text:p>14.03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style-name="ce11" table:formula="of:=DATEDIF([.F70];[.$M$2];&quot;d&quot;)" office:value-type="float" office:value="10290" calcext:value-type="float">
            <text:p>10290</text:p>
          </table:table-cell>
          <table:table-cell table:style-name="ce41" table:formula="of:=IF(AND([.J70]&gt;8000;[.J70]&lt;9500);30%;IF([.J7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9-11-27" calcext:value-type="date">
            <text:p>27.11.19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style-name="ce11" table:formula="of:=DATEDIF([.F71];[.$M$2];&quot;d&quot;)" office:value-type="float" office:value="10762" calcext:value-type="float">
            <text:p>10762</text:p>
          </table:table-cell>
          <table:table-cell table:style-name="ce41" table:formula="of:=IF(AND([.J71]&gt;8000;[.J71]&lt;9500);30%;IF([.J7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1-06-03" calcext:value-type="date">
            <text:p>3.06.19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style-name="ce11" table:formula="of:=DATEDIF([.F72];[.$M$2];&quot;d&quot;)" office:value-type="float" office:value="10209" calcext:value-type="float">
            <text:p>10209</text:p>
          </table:table-cell>
          <table:table-cell table:style-name="ce41" table:formula="of:=IF(AND([.J72]&gt;8000;[.J72]&lt;9500);30%;IF([.J7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10-04" calcext:value-type="date">
            <text:p>4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style-name="ce11" table:formula="of:=DATEDIF([.F73];[.$M$2];&quot;d&quot;)" office:value-type="float" office:value="11912" calcext:value-type="float">
            <text:p>11912</text:p>
          </table:table-cell>
          <table:table-cell table:style-name="ce41" table:formula="of:=IF(AND([.J73]&gt;8000;[.J73]&lt;9500);30%;IF([.J7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2-14" calcext:value-type="date">
            <text:p>14.02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style-name="ce11" table:formula="of:=DATEDIF([.F74];[.$M$2];&quot;d&quot;)" office:value-type="float" office:value="12875" calcext:value-type="float">
            <text:p>12875</text:p>
          </table:table-cell>
          <table:table-cell table:style-name="ce41" table:formula="of:=IF(AND([.J74]&gt;8000;[.J74]&lt;9500);30%;IF([.J7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2-02-17" calcext:value-type="date">
            <text:p>17.02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style-name="ce11" table:formula="of:=DATEDIF([.F75];[.$M$2];&quot;d&quot;)" office:value-type="float" office:value="13602" calcext:value-type="float">
            <text:p>13602</text:p>
          </table:table-cell>
          <table:table-cell table:style-name="ce41" table:formula="of:=IF(AND([.J75]&gt;8000;[.J75]&lt;9500);30%;IF([.J7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4-08-17" calcext:value-type="date">
            <text:p>17.08.19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style-name="ce11" table:formula="of:=DATEDIF([.F76];[.$M$2];&quot;d&quot;)" office:value-type="float" office:value="12690" calcext:value-type="float">
            <text:p>12690</text:p>
          </table:table-cell>
          <table:table-cell table:style-name="ce41" table:formula="of:=IF(AND([.J76]&gt;8000;[.J76]&lt;9500);30%;IF([.J7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10-27" calcext:value-type="date">
            <text:p>27.10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style-name="ce11" table:formula="of:=DATEDIF([.F77];[.$M$2];&quot;d&quot;)" office:value-type="float" office:value="10793" calcext:value-type="float">
            <text:p>10793</text:p>
          </table:table-cell>
          <table:table-cell table:style-name="ce41" table:formula="of:=IF(AND([.J77]&gt;8000;[.J77]&lt;9500);30%;IF([.J7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12-13" calcext:value-type="date">
            <text:p>13.12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style-name="ce11" table:formula="of:=DATEDIF([.F78];[.$M$2];&quot;d&quot;)" office:value-type="float" office:value="11842" calcext:value-type="float">
            <text:p>11842</text:p>
          </table:table-cell>
          <table:table-cell table:style-name="ce41" table:formula="of:=IF(AND([.J78]&gt;8000;[.J78]&lt;9500);30%;IF([.J7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91-03-04" calcext:value-type="date">
            <text:p>4.03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style-name="ce11" table:formula="of:=DATEDIF([.F79];[.$M$2];&quot;d&quot;)" office:value-type="float" office:value="10300" calcext:value-type="float">
            <text:p>10300</text:p>
          </table:table-cell>
          <table:table-cell table:style-name="ce41" table:formula="of:=IF(AND([.J79]&gt;8000;[.J79]&lt;9500);30%;IF([.J7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5-07-23" calcext:value-type="date">
            <text:p>23.07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style-name="ce11" table:formula="of:=DATEDIF([.F80];[.$M$2];&quot;d&quot;)" office:value-type="float" office:value="12350" calcext:value-type="float">
            <text:p>12350</text:p>
          </table:table-cell>
          <table:table-cell table:style-name="ce41" table:formula="of:=IF(AND([.J80]&gt;8000;[.J80]&lt;9500);30%;IF([.J8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11-30" calcext:value-type="date">
            <text:p>30.11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style-name="ce11" table:formula="of:=DATEDIF([.F81];[.$M$2];&quot;d&quot;)" office:value-type="float" office:value="12585" calcext:value-type="float">
            <text:p>12585</text:p>
          </table:table-cell>
          <table:table-cell table:style-name="ce41" table:formula="of:=IF(AND([.J81]&gt;8000;[.J81]&lt;9500);30%;IF([.J8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11-02" calcext:value-type="date">
            <text:p>2.11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style-name="ce11" table:formula="of:=DATEDIF([.F82];[.$M$2];&quot;d&quot;)" office:value-type="float" office:value="12613" calcext:value-type="float">
            <text:p>12613</text:p>
          </table:table-cell>
          <table:table-cell table:style-name="ce41" table:formula="of:=IF(AND([.J82]&gt;8000;[.J82]&lt;9500);30%;IF([.J8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9-01-23" calcext:value-type="date">
            <text:p>23.01.19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style-name="ce11" table:formula="of:=DATEDIF([.F83];[.$M$2];&quot;d&quot;)" office:value-type="float" office:value="11070" calcext:value-type="float">
            <text:p>11070</text:p>
          </table:table-cell>
          <table:table-cell table:style-name="ce41" table:formula="of:=IF(AND([.J83]&gt;8000;[.J83]&lt;9500);30%;IF([.J8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1-03-03" calcext:value-type="date">
            <text:p>3.03.19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style-name="ce11" table:formula="of:=DATEDIF([.F84];[.$M$2];&quot;d&quot;)" office:value-type="float" office:value="13953" calcext:value-type="float">
            <text:p>13953</text:p>
          </table:table-cell>
          <table:table-cell table:style-name="ce41" table:formula="of:=IF(AND([.J84]&gt;8000;[.J84]&lt;9500);30%;IF([.J8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12-07" calcext:value-type="date">
            <text:p>7.12.19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style-name="ce11" table:formula="of:=DATEDIF([.F85];[.$M$2];&quot;d&quot;)" office:value-type="float" office:value="11848" calcext:value-type="float">
            <text:p>11848</text:p>
          </table:table-cell>
          <table:table-cell table:style-name="ce41" table:formula="of:=IF(AND([.J85]&gt;8000;[.J85]&lt;9500);30%;IF([.J8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0-05-03" calcext:value-type="date">
            <text:p>3.05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style-name="ce11" table:formula="of:=DATEDIF([.F86];[.$M$2];&quot;d&quot;)" office:value-type="float" office:value="10605" calcext:value-type="float">
            <text:p>10605</text:p>
          </table:table-cell>
          <table:table-cell table:style-name="ce41" table:formula="of:=IF(AND([.J86]&gt;8000;[.J86]&lt;9500);30%;IF([.J86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style-name="ce11" table:formula="of:=DATEDIF([.F87];[.$M$2];&quot;d&quot;)" office:value-type="float" office:value="11911" calcext:value-type="float">
            <text:p>11911</text:p>
          </table:table-cell>
          <table:table-cell table:style-name="ce41" table:formula="of:=IF(AND([.J87]&gt;8000;[.J87]&lt;9500);30%;IF([.J87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9-11-07" calcext:value-type="date">
            <text:p>7.11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style-name="ce11" table:formula="of:=DATEDIF([.F88];[.$M$2];&quot;d&quot;)" office:value-type="float" office:value="10782" calcext:value-type="float">
            <text:p>10782</text:p>
          </table:table-cell>
          <table:table-cell table:style-name="ce41" table:formula="of:=IF(AND([.J88]&gt;8000;[.J88]&lt;9500);30%;IF([.J88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79-04-19" calcext:value-type="date">
            <text:p>19.04.19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style-name="ce11" table:formula="of:=DATEDIF([.F89];[.$M$2];&quot;d&quot;)" office:value-type="float" office:value="14637" calcext:value-type="float">
            <text:p>14637</text:p>
          </table:table-cell>
          <table:table-cell table:style-name="ce41" table:formula="of:=IF(AND([.J89]&gt;8000;[.J89]&lt;9500);30%;IF([.J89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7-07-01" calcext:value-type="date">
            <text:p>1.07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style-name="ce11" table:formula="of:=DATEDIF([.F90];[.$M$2];&quot;d&quot;)" office:value-type="float" office:value="11642" calcext:value-type="float">
            <text:p>11642</text:p>
          </table:table-cell>
          <table:table-cell table:style-name="ce41" table:formula="of:=IF(AND([.J90]&gt;8000;[.J90]&lt;9500);30%;IF([.J90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03-02" calcext:value-type="date">
            <text:p>2.03.19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style-name="ce11" table:formula="of:=DATEDIF([.F91];[.$M$2];&quot;d&quot;)" office:value-type="float" office:value="11763" calcext:value-type="float">
            <text:p>11763</text:p>
          </table:table-cell>
          <table:table-cell table:style-name="ce41" table:formula="of:=IF(AND([.J91]&gt;8000;[.J91]&lt;9500);30%;IF([.J91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12-24" calcext:value-type="date">
            <text:p>24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style-name="ce11" table:formula="of:=DATEDIF([.F92];[.$M$2];&quot;d&quot;)" office:value-type="float" office:value="11466" calcext:value-type="float">
            <text:p>11466</text:p>
          </table:table-cell>
          <table:table-cell table:style-name="ce41" table:formula="of:=IF(AND([.J92]&gt;8000;[.J92]&lt;9500);30%;IF([.J92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3-11-28" calcext:value-type="date">
            <text:p>28.11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style-name="ce11" table:formula="of:=DATEDIF([.F93];[.$M$2];&quot;d&quot;)" office:value-type="float" office:value="12953" calcext:value-type="float">
            <text:p>12953</text:p>
          </table:table-cell>
          <table:table-cell table:style-name="ce41" table:formula="of:=IF(AND([.J93]&gt;8000;[.J93]&lt;9500);30%;IF([.J93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1-04-08" calcext:value-type="date">
            <text:p>8.04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style-name="ce11" table:formula="of:=DATEDIF([.F94];[.$M$2];&quot;d&quot;)" office:value-type="float" office:value="10265" calcext:value-type="float">
            <text:p>10265</text:p>
          </table:table-cell>
          <table:table-cell table:style-name="ce41" table:formula="of:=IF(AND([.J94]&gt;8000;[.J94]&lt;9500);30%;IF([.J94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0-09-01" calcext:value-type="date">
            <text:p>1.09.19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style-name="ce11" table:formula="of:=DATEDIF([.F95];[.$M$2];&quot;d&quot;)" office:value-type="float" office:value="10484" calcext:value-type="float">
            <text:p>10484</text:p>
          </table:table-cell>
          <table:table-cell table:style-name="ce41" table:formula="of:=IF(AND([.J95]&gt;8000;[.J95]&lt;9500);30%;IF([.J95]&gt;9500;45%; ))" office:value-type="percentage" office:value="0.45" calcext:value-type="percentage">
            <text:p>45,00%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" table:number-columns-repeated="1001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53" office:value-type="string" calcext:value-type="string">
            <text:p>Suma:</text:p>
          </table:table-cell>
          <table:table-cell table:style-name="ce56" table:formula="of:=DSUM([$Lista.A1:$Lista.I95];[$Lista.I1];[$Wyniki.J1:$Wyniki.J2])" office:value-type="currency" office:currency="PLN" office:value="14562.525" calcext:value-type="currency">
            <text:p>14 562,53 zł</text:p>
          </table:table-cell>
          <table:table-cell table:style-name="ce27"/>
          <table:table-cell table:number-columns-repeated="5"/>
          <table:table-cell table:style-name="ce4" office:value-type="string" calcext:value-type="string">
            <text:p>ODDZIAŁ</text:p>
          </table:table-cell>
          <table:table-cell/>
          <table:table-cell table:style-name="ce4" office:value-type="string" calcext:value-type="string">
            <text:p>DEPART</text:p>
          </table:table-cell>
          <table:table-cell/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8" office:value-type="string" calcext:value-type="string">
            <text:p>PŁACA BRUTTO</text:p>
          </table:table-cell>
          <table:table-cell table:number-columns-repeated="1008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54" office:value-type="string" calcext:value-type="string">
            <text:p><text:span text:style-name="T1">Wynik</text:span>:</text:p>
          </table:table-cell>
          <table:table-cell table:style-name="ce56" table:formula="of:=DAVERAGE([$Lista.A1:$Lista.I95];[$Lista.H1];[.L1:.L2])" office:value-type="currency" office:currency="PLN" office:value="13.4213333333333" calcext:value-type="currency">
            <text:p>13,42 zł</text:p>
          </table:table-cell>
          <table:table-cell table:style-name="ce27"/>
          <table:table-cell table:number-columns-repeated="5"/>
          <table:table-cell office:value-type="string" calcext:value-type="string">
            <text:p>Niemcy</text:p>
          </table:table-cell>
          <table:table-cell/>
          <table:table-cell table:style-name="ce3" office:value-type="string" calcext:value-type="string">
            <text:p>Rajdy Wodne</text:p>
          </table:table-cell>
          <table:table-cell/>
          <table:table-cell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3" table:formula="of:=DMAX([$Lista.A1:$Lista.I95];[$Lista.I1];[.N1:.O2])" office:value-type="currency" office:currency="PLN" office:value="840" calcext:value-type="currency">
            <text:p>840,00 zł</text:p>
          </table:table-cell>
          <table:table-cell table:number-columns-repeated="1008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55" office:value-type="string" calcext:value-type="string">
            <text:p>Wynik:</text:p>
          </table:table-cell>
          <table:table-cell table:style-name="ce57" office:value-type="string" calcext:value-type="string">
            <text:p>IMIĘ</text:p>
          </table:table-cell>
          <table:table-cell table:style-name="ce57" office:value-type="string" calcext:value-type="string">
            <text:p>NAZWISKO</text:p>
          </table:table-cell>
          <table:table-cell table:style-name="ce57" office:value-type="string" calcext:value-type="string">
            <text:p>ODDZIAŁ</text:p>
          </table:table-cell>
          <table:table-cell table:style-name="ce57" office:value-type="string" calcext:value-type="string">
            <text:p>DEPART</text:p>
          </table:table-cell>
          <table:table-cell table:style-name="ce61" office:value-type="string" calcext:value-type="string">
            <text:p>PŁACA BRUTTO</text:p>
          </table:table-cell>
          <table:table-cell table:number-columns-repeated="1017"/>
        </table:table-row>
        <table:table-row table:style-name="ro4">
          <table:table-cell table:style-name="ce26" table:number-columns-repeated="2"/>
          <table:table-cell table:style-name="ce58" office:value-type="string" calcext:value-type="string">
            <text:p>Lindsey</text:p>
          </table:table-cell>
          <table:table-cell table:style-name="ce58" office:value-type="string" calcext:value-type="string">
            <text:p>Winger</text:p>
          </table:table-cell>
          <table:table-cell table:style-name="ce58" office:value-type="string" calcext:value-type="string">
            <text:p>Australia</text:p>
          </table:table-cell>
          <table:table-cell table:style-name="ce58" office:value-type="string" calcext:value-type="string">
            <text:p>Rajdy Dorosłych</text:p>
          </table:table-cell>
          <table:table-cell table:style-name="ce62" table:formula="of:=DMAX([$Lista.A1:$Lista.I95];[$Lista.I1];[.N1:.O2])" office:value-type="currency" office:currency="PLN" office:value="840" calcext:value-type="currency">
            <text:p>840,00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55" office:value-type="string" calcext:value-type="string">
            <text:p>Wynik:</text:p>
          </table:table-cell>
          <table:table-cell table:style-name="ce26"/>
          <table:table-cell table:style-name="ce27"/>
          <table:table-cell table:number-columns-repeated="6"/>
          <table:table-cell table:style-name="ce8" office:value-type="string" calcext:value-type="string">
            <text:p>PŁACA BRUTTO</text:p>
          </table:table-cell>
          <table:table-cell table:number-columns-repeated="9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number-columns-repeated="995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55" office:value-type="string" calcext:value-type="string">
            <text:p>Wynik:</text:p>
          </table:table-cell>
          <table:table-cell table:style-name="ce59" table:formula="of:=COUNTA([.V11:.V79])" office:value-type="float" office:value="69" calcext:value-type="float">
            <text:p>69</text:p>
          </table:table-cell>
          <table:table-cell table:style-name="ce27"/>
          <table:table-cell table:number-columns-repeated="6"/>
          <table:table-cell office:value-type="string" calcext:value-type="string">
            <text:p>&gt;300</text:p>
          </table:table-cell>
          <table:table-cell table:number-columns-repeated="9"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AA6]*[.AB6]" office:value-type="float" office:value="840" calcext:value-type="float">
            <text:p>840,00 zł</text:p>
          </table:table-cell>
          <table:table-cell table:number-columns-repeated="995"/>
        </table:table-row>
        <table:table-row table:style-name="ro2">
          <table:table-cell table:style-name="ce22" office:value-type="string" calcext:value-type="string">
            <text:p>6)</text:p>
          </table:table-cell>
          <table:table-cell table:style-name="ce55" office:value-type="string" calcext:value-type="string">
            <text:p>Wynik:</text:p>
          </table:table-cell>
          <table:table-cell table:style-name="ce59" table:formula="of:=COUNTA([$Lista.K2:$Lista.K95])" office:value-type="float" office:value="94" calcext:value-type="float">
            <text:p>94</text:p>
          </table:table-cell>
          <table:table-cell table:number-columns-repeated="1021"/>
        </table:table-row>
        <table:table-row table:style-name="ro2" table:number-rows-repeated="2">
          <table:table-cell table:number-columns-repeated="12"/>
          <table:table-cell table:style-name="ce5"/>
          <table:table-cell table:style-name="ce3" table:number-columns-repeated="4"/>
          <table:table-cell table:style-name="ce6"/>
          <table:table-cell table:style-name="ce9"/>
          <table:table-cell table:style-name="ce10" table:number-columns-repeated="2"/>
          <table:table-cell table:style-name="ce2"/>
          <table:table-cell table:style-name="ce15"/>
          <table:table-cell table:number-columns-repeated="1001"/>
        </table:table-row>
        <table:table-row table:style-name="ro2">
          <table:table-cell table:number-columns-repeated="13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3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12-24" calcext:value-type="date">
            <text:p>24.12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11]*[.U11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/>
          <table:table-cell table:style-name="Default" table:number-columns-repeated="2"/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5-07-05" calcext:value-type="date">
            <text:p>5.07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12]*[.U12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/>
          <table:table-cell table:style-name="Default" table:number-columns-repeated="2"/>
          <table:table-cell table:number-columns-repeated="10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0-07-26" calcext:value-type="date">
            <text:p>26.07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T13]*[.U13]" office:value-type="float" office:value="703.5" calcext:value-type="float">
            <text:p>70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8-06-07" calcext:value-type="date">
            <text:p>7.06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T14]*[.U14]" office:value-type="float" office:value="350" calcext:value-type="float">
            <text:p>35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3-07-12" calcext:value-type="date">
            <text:p>12.07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15]*[.U15]" office:value-type="float" office:value="504" calcext:value-type="float">
            <text:p>50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7-06-05" calcext:value-type="date">
            <text:p>5.06.19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16]*[.U16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02-26" calcext:value-type="date">
            <text:p>26.02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17]*[.U17]" office:value-type="float" office:value="423.5" calcext:value-type="float">
            <text:p>42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3-04-15" calcext:value-type="date">
            <text:p>15.04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18]*[.U18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0-02-01" calcext:value-type="date">
            <text:p>1.02.19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19]*[.U19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0-12-30" calcext:value-type="date">
            <text:p>30.12.19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20]*[.U20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4-08-08" calcext:value-type="date">
            <text:p>8.08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21]*[.U21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5-01-25" calcext:value-type="date">
            <text:p>25.01.19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22]*[.U22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06-10" calcext:value-type="date">
            <text:p>10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23]*[.U23]" office:value-type="float" office:value="504" calcext:value-type="float">
            <text:p>50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10-11" calcext:value-type="date">
            <text:p>11.10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24]*[.U24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5-05-07" calcext:value-type="date">
            <text:p>7.05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25]*[.U25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7-12-19" calcext:value-type="date">
            <text:p>19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26]*[.U26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06-23" calcext:value-type="date">
            <text:p>23.06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T27]*[.U27]" office:value-type="float" office:value="600" calcext:value-type="float">
            <text:p>60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07-21" calcext:value-type="date">
            <text:p>21.07.19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28]*[.U28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02-02" calcext:value-type="date">
            <text:p>2.02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T29]*[.U29]" office:value-type="float" office:value="350" calcext:value-type="float">
            <text:p>35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1-03-08" calcext:value-type="date">
            <text:p>8.03.19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30]*[.U30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4-08" calcext:value-type="date">
            <text:p>8.04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31]*[.U31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9-11-15" calcext:value-type="date">
            <text:p>15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32]*[.U32]" office:value-type="float" office:value="620" calcext:value-type="float">
            <text:p>62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5-11-08" calcext:value-type="date">
            <text:p>8.11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33]*[.U33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3-09-18" calcext:value-type="date">
            <text:p>18.09.19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34]*[.U34]" office:value-type="float" office:value="504" calcext:value-type="float">
            <text:p>50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8-23" calcext:value-type="date">
            <text:p>23.08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35]*[.U35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1-02-05" calcext:value-type="date">
            <text:p>5.02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36]*[.U36]" office:value-type="float" office:value="423.5" calcext:value-type="float">
            <text:p>42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0-08-12" calcext:value-type="date">
            <text:p>12.08.19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37]*[.U37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8-11-05" calcext:value-type="date">
            <text:p>5.11.19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38]*[.U38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11-25" calcext:value-type="date">
            <text:p>25.11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39]*[.U39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05-31" calcext:value-type="date">
            <text:p>31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T40]*[.U40]" office:value-type="float" office:value="350" calcext:value-type="float">
            <text:p>35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3-06-17" calcext:value-type="date">
            <text:p>17.06.19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41]*[.U41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9-08-15" calcext:value-type="date">
            <text:p>15.08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42]*[.U42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11-04" calcext:value-type="date">
            <text:p>4.11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43]*[.U43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5-19" calcext:value-type="date">
            <text:p>19.05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T44]*[.U44]" office:value-type="float" office:value="328.8" calcext:value-type="float">
            <text:p>328,8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2-01-12" calcext:value-type="date">
            <text:p>12.01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45]*[.U45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3-23" calcext:value-type="date">
            <text:p>23.03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46]*[.U46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10-08" calcext:value-type="date">
            <text:p>8.10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47]*[.U47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7-05-26" calcext:value-type="date">
            <text:p>26.05.19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48]*[.U48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12-03" calcext:value-type="date">
            <text:p>3.12.19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T49]*[.U49]" office:value-type="float" office:value="443.75" calcext:value-type="float">
            <text:p>443,7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50]*[.U50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4-04-12" calcext:value-type="date">
            <text:p>12.04.19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51]*[.U51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10-28" calcext:value-type="date">
            <text:p>28.10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52]*[.U52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1-15" calcext:value-type="date">
            <text:p>15.01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53]*[.U53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10-10" calcext:value-type="date">
            <text:p>10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54]*[.U54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91-01-23" calcext:value-type="date">
            <text:p>23.01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T55]*[.U55]" office:value-type="float" office:value="860" calcext:value-type="float">
            <text:p>86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1-08-14" calcext:value-type="date">
            <text:p>14.08.19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56]*[.U56]" office:value-type="float" office:value="589" calcext:value-type="float">
            <text:p>589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9-11-23" calcext:value-type="date">
            <text:p>23.11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57]*[.U57]" office:value-type="float" office:value="504" calcext:value-type="float">
            <text:p>50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7-01-12" calcext:value-type="date">
            <text:p>12.01.19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T58]*[.U58]" office:value-type="float" office:value="703.5" calcext:value-type="float">
            <text:p>70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6-06-17" calcext:value-type="date">
            <text:p>17.06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T59]*[.U59]" office:value-type="float" office:value="350" calcext:value-type="float">
            <text:p>35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2-07-07" calcext:value-type="date">
            <text:p>7.07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60]*[.U60]" office:value-type="float" office:value="620" calcext:value-type="float">
            <text:p>62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8-11-23" calcext:value-type="date">
            <text:p>23.11.19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61]*[.U61]" office:value-type="float" office:value="423.5" calcext:value-type="float">
            <text:p>42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6-02-01" calcext:value-type="date">
            <text:p>1.02.19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62]*[.U62]" office:value-type="float" office:value="840" calcext:value-type="float">
            <text:p>84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4-03-27" calcext:value-type="date">
            <text:p>27.03.19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63]*[.U63]" office:value-type="float" office:value="472.15" calcext:value-type="float">
            <text:p>472,1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9-10-14" calcext:value-type="date">
            <text:p>14.10.19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64]*[.U64]" office:value-type="float" office:value="620" calcext:value-type="float">
            <text:p>62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1-03-14" calcext:value-type="date">
            <text:p>14.03.19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65]*[.U65]" office:value-type="float" office:value="423.5" calcext:value-type="float">
            <text:p>423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9-11-27" calcext:value-type="date">
            <text:p>27.11.19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T66]*[.U66]" office:value-type="float" office:value="1008" calcext:value-type="float">
            <text:p>1 008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91-06-03" calcext:value-type="date">
            <text:p>3.06.19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T67]*[.U67]" office:value-type="float" office:value="392.35" calcext:value-type="float">
            <text:p>392,35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2-02-17" calcext:value-type="date">
            <text:p>17.02.19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68]*[.U68]" office:value-type="float" office:value="484" calcext:value-type="float">
            <text:p>484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4-08-17" calcext:value-type="date">
            <text:p>17.08.19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T69]*[.U69]" office:value-type="float" office:value="494.125" calcext:value-type="float">
            <text:p>494,13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35" office:value-type="date" office:date-value="1986-12-13" calcext:value-type="date">
            <text:p>13.12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T70]*[.U70]" office:value-type="float" office:value="780" calcext:value-type="float">
            <text:p>7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91-03-04" calcext:value-type="date">
            <text:p>4.03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T71]*[.U71]" office:value-type="float" office:value="880" calcext:value-type="float">
            <text:p>88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5-07-23" calcext:value-type="date">
            <text:p>23.07.19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T72]*[.U72]" office:value-type="float" office:value="600" calcext:value-type="float">
            <text:p>60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4-11-02" calcext:value-type="date">
            <text:p>2.11.19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73]*[.U73]" office:value-type="float" office:value="620" calcext:value-type="float">
            <text:p>62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9-01-23" calcext:value-type="date">
            <text:p>23.01.19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T74]*[.U74]" office:value-type="float" office:value="442.5" calcext:value-type="float">
            <text:p>442,5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0-05-03" calcext:value-type="date">
            <text:p>3.05.19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T75]*[.U75]" office:value-type="float" office:value="651" calcext:value-type="float">
            <text:p>651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35" office:value-type="date" office:date-value="1986-10-05" calcext:value-type="date">
            <text:p>5.10.19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T76]*[.U76]" office:value-type="float" office:value="600" calcext:value-type="float">
            <text:p>60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89-11-07" calcext:value-type="date">
            <text:p>7.11.19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T77]*[.U77]" office:value-type="float" office:value="441" calcext:value-type="float">
            <text:p>441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35" office:value-type="date" office:date-value="1987-12-24" calcext:value-type="date">
            <text:p>24.12.19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T78]*[.U78]" office:value-type="float" office:value="670" calcext:value-type="float">
            <text:p>670,00 zł</text:p>
          </table:table-cell>
          <table:table-cell table:number-columns-repeated="1002"/>
        </table:table-row>
        <table:table-row table:style-name="ro2">
          <table:table-cell table:number-columns-repeated="13"/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35" office:value-type="date" office:date-value="1991-04-08" calcext:value-type="date">
            <text:p>8.04.19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T79]*[.U79]" office:value-type="float" office:value="484" calcext:value-type="float">
            <text:p>484,00 zł</text:p>
          </table:table-cell>
          <table:table-cell table:number-columns-repeated="1002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K95">
          <table:filter table:target-range-address="Wyniki.N10" table:condition-source-range-address="Wyniki.K5:Wyniki.K6">
            <table:filter-and>
              <table:filter-condition table:field-number="8" table:data-type="number" table:value="300" table:operator="&gt;"/>
            </table:filter-and>
          </table:filter>
        </table:database-range>
        <table:database-range table:name="__Anonymous_Sheet_DB__2" table:target-range-address="Wyniki.N10:Wyniki.X7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07:15:41.7282033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16T08:06:46.372962629</dc:date>
    <meta:editing-cycles>5</meta:editing-cycles>
    <meta:editing-duration>PT17M38S</meta:editing-duration>
    <meta:generator>LibreOffice/6.0.7.3$Linux_X86_64 LibreOffice_project/00m0$Build-3</meta:generator>
    <meta:document-statistic meta:table-count="3" meta:cell-count="1740" meta:object-count="0"/>
  </office:meta>
</office:document-meta>
</file>